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887cm" fo:min-width="7.891cm" draw:shadow="visible" draw:shadow-offset-x="0.102cm" draw:shadow-offset-y="0.102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6.862cm" fo:min-width="3.056cm" draw:shadow="visible" draw:shadow-offset-x="0.102cm" draw:shadow-offset-y="0.102cm"/>
    </style:style>
    <style:style style:name="gr4" style:family="graphic" style:parent-style-name="standard">
      <style:graphic-properties draw:stroke="none" svg:stroke-color="#000000" draw:fill="none" draw:fill-color="#ffffff" fo:min-height="0.371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548cm" draw:shadow="visible" draw:shadow-offset-x="0.102cm" draw:shadow-offset-y="0.102cm"/>
    </style:style>
    <style:style style:name="gr6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0.149cm" fo:min-width="7.867cm" draw:shadow="visible" draw:shadow-offset-x="0.102cm" draw:shadow-offset-y="0.102cm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9.402cm" fo:min-width="3.056cm" draw:shadow="visible" draw:shadow-offset-x="0.102cm" draw:shadow-offset-y="0.10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548cm" draw:shadow="visible" draw:shadow-offset-x="0.102cm" draw:shadow-offset-y="0.102cm"/>
    </style:style>
    <style:style style:name="gr11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766cm" fo:min-width="2.294cm" draw:shadow-opacity="80%"/>
    </style:style>
    <style:style style:name="gr12" style:family="graphic" style:parent-style-name="standard">
      <style:graphic-properties svg:stroke-color="#808080" draw:fill-color="#808080" draw:textarea-horizontal-align="justify" draw:textarea-vertical-align="middle" draw:auto-grow-height="false" fo:min-height="0cm" fo:min-width="0.7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2.548cm" draw:shadow="visible" draw:shadow-offset-x="0.102cm" draw:shadow-offset-y="0.10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6.398cm" fo:min-width="7.799cm" draw:shadow="visible" draw:shadow-offset-x="0.102cm" draw:shadow-offset-y="0.102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5.338cm" fo:min-width="3.056cm" draw:shadow="visible" draw:shadow-offset-x="0.102cm" draw:shadow-offset-y="0.102cm"/>
    </style:style>
    <style:style style:name="gr16" style:family="graphic" style:parent-style-name="standard">
      <style:graphic-properties draw:stroke="none" svg:stroke-color="#000000" draw:fill="none" draw:fill-color="#ffffff" fo:min-height="0.7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096cm"/>
      <style:paragraph-properties style:writing-mode="lr-tb"/>
    </style:style>
    <style:style style:name="gr18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02cm" fo:min-width="2.548cm" draw:shadow="visible" draw:shadow-offset-x="0.102cm" draw:shadow-offset-y="0.102cm"/>
    </style:style>
    <style:style style:name="gr19" style:family="graphic" style:parent-style-name="standard">
      <style:graphic-properties draw:stroke="none" svg:stroke-color="#000000" draw:fill="none" draw:fill-color="#ffffff" fo:min-height="0.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1.02cm" fo:min-width="2.548cm" draw:shadow="visible" draw:shadow-offset-x="0.102cm" draw:shadow-offset-y="0.10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18pt" style:font-size-complex="18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text-properties fo:font-size="6pt" style:font-size-asian="18pt" style:font-size-complex="1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5pt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5pt" fo:font-style="italic" style:font-size-asian="18pt" style:font-style-asian="italic" style:font-size-complex="18pt" style:font-style-complex="italic"/>
    </style:style>
    <style:style style:name="P9" style:family="paragraph">
      <loext:graphic-properties draw:fill-color="#ffffff" draw:opacity="80%"/>
      <style:paragraph-properties fo:text-align="center"/>
    </style:style>
    <style:style style:name="P10" style:family="paragraph">
      <loext:graphic-properties draw:fill-color="#808080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6pt" style:font-size-asian="18pt" style:font-size-complex="18pt"/>
    </style:style>
    <style:style style:name="P12" style:family="paragraph">
      <style:paragraph-properties fo:margin-top="0cm" fo:margin-bottom="0.102cm" fo:text-align="center" style:writing-mode="lr-tb"/>
    </style:style>
    <style:style style:name="P13" style:family="paragraph">
      <loext:graphic-properties draw:fill="none" draw:fill-color="#ffffff"/>
      <style:paragraph-properties fo:margin-top="0cm" fo:margin-bottom="0.102cm" fo:text-align="center" style:writing-mode="lr-tb"/>
      <style:text-properties fo:font-size="6pt" style:font-size-asian="18pt" style:font-size-complex="18pt"/>
    </style:style>
    <style:style style:name="P14" style:family="paragraph">
      <loext:graphic-properties draw:fill="solid" draw:fill-color="#eeeeee"/>
      <style:paragraph-properties fo:text-align="cente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6pt" style:font-size-asian="18pt" style:font-size-complex="18pt"/>
    </style:style>
    <style:style style:name="T4" style:family="text">
      <style:text-properties fo:font-size="5pt" style:font-size-asian="18pt" style:font-size-complex="18pt"/>
    </style:style>
    <style:style style:name="T5" style:family="text">
      <style:text-properties fo:font-size="5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9.271cm" svg:height="9.017cm" svg:x="2.397cm" svg:y="4.6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3.937cm" svg:height="0.962cm" svg:x="5.445cm" svg:y="12.484cm">
            <draw:text-box>
              <text:p><text:span text:style-name="T1">Couchbase Cluster</text:span> </text:p>
            </draw:text-box>
          </draw:frame>
          <draw:g>
            <draw:custom-shape draw:style-name="gr3" draw:text-style-name="P3" draw:layer="layout" svg:width="3.556cm" svg:height="7.112cm" svg:x="3.286cm" svg:y="5.318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.778cm" svg:height="0.621cm" svg:x="4.175cm" svg:y="5.445cm">
              <draw:text-box>
                <text:p><text:span text:style-name="T2">Group 1</text:span></text:p>
              </draw:text-box>
            </draw:frame>
            <draw:g>
              <draw:custom-shape draw:style-name="gr5" draw:text-style-name="P1" draw:layer="layout" svg:width="3.048cm" svg:height="1.27cm" svg:x="3.54cm" svg:y="6.0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6.115cm">
                    <draw:text-box>
                      <text:p text:style-name="P5"><text:span text:style-name="T3">Server 1</text:span></text:p>
                    </draw:text-box>
                  </draw:frame>
                  <draw:frame draw:style-name="gr6" draw:text-style-name="P7" draw:layer="layout" svg:width="2.921cm" svg:height="0.508cm" svg:x="3.667cm" svg:y="6.496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6.75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7.604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7.639cm">
                    <draw:text-box>
                      <text:p text:style-name="P5"><text:span text:style-name="T3">Server 2</text:span></text:p>
                    </draw:text-box>
                  </draw:frame>
                  <draw:frame draw:style-name="gr6" draw:text-style-name="P7" draw:layer="layout" svg:width="2.921cm" svg:height="0.508cm" svg:x="3.667cm" svg:y="8.02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8.274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9.12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9.163cm">
                    <draw:text-box>
                      <text:p text:style-name="P5"><text:span text:style-name="T3">Server 3</text:span></text:p>
                    </draw:text-box>
                  </draw:frame>
                  <draw:frame draw:style-name="gr6" draw:text-style-name="P7" draw:layer="layout" svg:width="2.921cm" svg:height="0.508cm" svg:x="3.667cm" svg:y="9.544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9.798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10.652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10.687cm">
                    <draw:text-box>
                      <text:p text:style-name="P5"><text:span text:style-name="T3">Server 4</text:span></text:p>
                    </draw:text-box>
                  </draw:frame>
                  <draw:frame draw:style-name="gr6" draw:text-style-name="P7" draw:layer="layout" svg:width="2.921cm" svg:height="0.508cm" svg:x="3.667cm" svg:y="11.068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11.322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</draw:g>
          <draw:g>
            <draw:custom-shape draw:style-name="gr3" draw:text-style-name="P3" draw:layer="layout" svg:width="3.556cm" svg:height="7.112cm" svg:x="7.223cm" svg:y="5.318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.778cm" svg:height="0.621cm" svg:x="8.112cm" svg:y="5.445cm">
              <draw:text-box>
                <text:p><text:span text:style-name="T2">Group 2</text:span></text:p>
              </draw:text-box>
            </draw:frame>
            <draw:g>
              <draw:custom-shape draw:style-name="gr5" draw:text-style-name="P1" draw:layer="layout" svg:width="3.048cm" svg:height="1.27cm" svg:x="7.477cm" svg:y="6.0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8.239cm" svg:y="6.115cm">
                    <draw:text-box>
                      <text:p text:style-name="P5"><text:span text:style-name="T3">Server 5</text:span></text:p>
                    </draw:text-box>
                  </draw:frame>
                  <draw:frame draw:style-name="gr6" draw:text-style-name="P7" draw:layer="layout" svg:width="2.921cm" svg:height="0.508cm" svg:x="7.604cm" svg:y="6.496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7.477cm" svg:y="6.75cm">
                  <draw:text-box>
                    <text:p text:style-name="P5"><text:span text:style-name="T5">Replica vBuckets for Group 1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7.477cm" svg:y="7.604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8.239cm" svg:y="7.639cm">
                    <draw:text-box>
                      <text:p text:style-name="P5"><text:span text:style-name="T3">Server 6</text:span></text:p>
                    </draw:text-box>
                  </draw:frame>
                  <draw:frame draw:style-name="gr6" draw:text-style-name="P7" draw:layer="layout" svg:width="2.921cm" svg:height="0.508cm" svg:x="7.604cm" svg:y="8.02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7.477cm" svg:y="8.274cm">
                  <draw:text-box>
                    <text:p text:style-name="P5"><text:span text:style-name="T5">Replica vBuckets for Group 1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7.477cm" svg:y="9.12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8.239cm" svg:y="9.163cm">
                    <draw:text-box>
                      <text:p text:style-name="P5"><text:span text:style-name="T3">Server 7</text:span></text:p>
                    </draw:text-box>
                  </draw:frame>
                  <draw:frame draw:style-name="gr6" draw:text-style-name="P7" draw:layer="layout" svg:width="2.921cm" svg:height="0.508cm" svg:x="7.604cm" svg:y="9.544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7.477cm" svg:y="9.798cm">
                  <draw:text-box>
                    <text:p text:style-name="P5"><text:span text:style-name="T5">Replica vBuckets for Group 1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7.477cm" svg:y="10.652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8.239cm" svg:y="10.687cm">
                    <draw:text-box>
                      <text:p text:style-name="P5"><text:span text:style-name="T3">Server 8</text:span></text:p>
                    </draw:text-box>
                  </draw:frame>
                  <draw:frame draw:style-name="gr6" draw:text-style-name="P7" draw:layer="layout" svg:width="2.921cm" svg:height="0.508cm" svg:x="7.604cm" svg:y="11.068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7.477cm" svg:y="11.322cm">
                  <draw:text-box>
                    <text:p text:style-name="P5"><text:span text:style-name="T5">Replica vBuckets for Group 1</text:span></text:p>
                  </draw:text-box>
                </draw:frame>
              </draw:g>
            </draw:g>
          </draw:g>
        </draw:g>
      </draw:page>
      <draw:page draw:name="page2" draw:style-name="dp1" draw:master-page-name="Default">
        <draw:g>
          <draw:custom-shape draw:style-name="gr8" draw:text-style-name="P1" draw:layer="layout" svg:width="9.271cm" svg:height="11.303cm" svg:x="2.397cm" svg:y="4.6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3.937cm" svg:height="0.962cm" svg:x="5.445cm" svg:y="14.897cm">
            <draw:text-box>
              <text:p><text:span text:style-name="T1">Couchbase Cluster</text:span> </text:p>
            </draw:text-box>
          </draw:frame>
          <draw:g>
            <draw:custom-shape draw:style-name="gr3" draw:text-style-name="P3" draw:layer="layout" svg:width="3.556cm" svg:height="7.112cm" svg:x="3.286cm" svg:y="5.318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.778cm" svg:height="0.621cm" svg:x="4.175cm" svg:y="5.445cm">
              <draw:text-box>
                <text:p><text:span text:style-name="T2">Group 1</text:span></text:p>
              </draw:text-box>
            </draw:frame>
            <draw:g>
              <draw:custom-shape draw:style-name="gr5" draw:text-style-name="P1" draw:layer="layout" svg:width="3.048cm" svg:height="1.27cm" svg:x="3.54cm" svg:y="6.0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6.115cm">
                    <draw:text-box>
                      <text:p text:style-name="P5"><text:span text:style-name="T3">Server 1</text:span></text:p>
                    </draw:text-box>
                  </draw:frame>
                  <draw:frame draw:style-name="gr6" draw:text-style-name="P7" draw:layer="layout" svg:width="2.921cm" svg:height="0.508cm" svg:x="3.667cm" svg:y="6.496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6.75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7.604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7.639cm">
                    <draw:text-box>
                      <text:p text:style-name="P5"><text:span text:style-name="T3">Server 2</text:span></text:p>
                    </draw:text-box>
                  </draw:frame>
                  <draw:frame draw:style-name="gr6" draw:text-style-name="P7" draw:layer="layout" svg:width="2.921cm" svg:height="0.508cm" svg:x="3.667cm" svg:y="8.02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8.274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9.12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9.163cm">
                    <draw:text-box>
                      <text:p text:style-name="P5"><text:span text:style-name="T3">Server 3</text:span></text:p>
                    </draw:text-box>
                  </draw:frame>
                  <draw:frame draw:style-name="gr6" draw:text-style-name="P7" draw:layer="layout" svg:width="2.921cm" svg:height="0.508cm" svg:x="3.667cm" svg:y="9.544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9.798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10.652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10.687cm">
                    <draw:text-box>
                      <text:p text:style-name="P5"><text:span text:style-name="T3">Server 4</text:span></text:p>
                    </draw:text-box>
                  </draw:frame>
                  <draw:frame draw:style-name="gr6" draw:text-style-name="P7" draw:layer="layout" svg:width="2.921cm" svg:height="0.508cm" svg:x="3.667cm" svg:y="11.068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11.322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</draw:g>
          <draw:custom-shape draw:style-name="gr9" draw:text-style-name="P3" draw:layer="layout" svg:width="3.556cm" svg:height="9.652cm" svg:x="7.223cm" svg:y="5.19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778cm" svg:height="0.621cm" svg:x="8.112cm" svg:y="5.445cm">
            <draw:text-box>
              <text:p><text:span text:style-name="T2">Group 2</text:span></text:p>
            </draw:text-box>
          </draw:frame>
          <draw:g>
            <draw:custom-shape draw:style-name="gr10" draw:text-style-name="P1" draw:layer="layout" svg:width="3.048cm" svg:height="1.524cm" svg:x="7.477cm" svg:y="6.08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6.115cm">
              <draw:text-box>
                <text:p text:style-name="P5"><text:span text:style-name="T3">Server 5</text:span></text:p>
              </draw:text-box>
            </draw:frame>
            <draw:frame draw:style-name="gr6" draw:text-style-name="P7" draw:layer="layout" svg:width="2.921cm" svg:height="0.508cm" svg:x="7.604cm" svg:y="6.496cm">
              <draw:text-box>
                <text:p text:style-name="P5"><text:span text:style-name="T4">Active vBuckets, plus</text:span></text:p>
              </draw:text-box>
            </draw:frame>
            <draw:frame draw:style-name="gr7" draw:text-style-name="P8" draw:layer="layout" svg:width="3.302cm" svg:height="0.727cm" svg:x="7.35cm" svg:y="6.75cm">
              <draw:text-box>
                <text:p text:style-name="P5"><text:span text:style-name="T5">Replica vBuckets for Group 1, and for Server 9, Group 2</text:span></text:p>
              </draw:text-box>
            </draw:frame>
          </draw:g>
          <draw:g>
            <draw:custom-shape draw:style-name="gr10" draw:text-style-name="P1" draw:layer="layout" svg:width="3.048cm" svg:height="1.524cm" svg:x="7.477cm" svg:y="7.858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7.893cm">
              <draw:text-box>
                <text:p text:style-name="P5"><text:span text:style-name="T3">Server 6</text:span></text:p>
              </draw:text-box>
            </draw:frame>
            <draw:frame draw:style-name="gr6" draw:text-style-name="P7" draw:layer="layout" svg:width="2.921cm" svg:height="0.508cm" svg:x="7.604cm" svg:y="8.274cm">
              <draw:text-box>
                <text:p text:style-name="P5"><text:span text:style-name="T4">Active vBuckets, plus</text:span></text:p>
              </draw:text-box>
            </draw:frame>
            <draw:frame draw:style-name="gr7" draw:text-style-name="P8" draw:layer="layout" svg:width="3.302cm" svg:height="0.727cm" svg:x="7.35cm" svg:y="8.528cm">
              <draw:text-box>
                <text:p text:style-name="P5"><text:span text:style-name="T5">Replica vBuckets for Group 1, and for Server 9, Group 2</text:span></text:p>
              </draw:text-box>
            </draw:frame>
          </draw:g>
          <draw:g>
            <draw:custom-shape draw:style-name="gr10" draw:text-style-name="P1" draw:layer="layout" svg:width="3.048cm" svg:height="1.524cm" svg:x="7.477cm" svg:y="9.6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9.671cm">
              <draw:text-box>
                <text:p text:style-name="P5"><text:span text:style-name="T3">Server 7</text:span></text:p>
              </draw:text-box>
            </draw:frame>
            <draw:frame draw:style-name="gr6" draw:text-style-name="P7" draw:layer="layout" svg:width="2.921cm" svg:height="0.508cm" svg:x="7.604cm" svg:y="10.052cm">
              <draw:text-box>
                <text:p text:style-name="P5"><text:span text:style-name="T4">Active vBuckets, plus</text:span></text:p>
              </draw:text-box>
            </draw:frame>
            <draw:frame draw:style-name="gr7" draw:text-style-name="P8" draw:layer="layout" svg:width="3.302cm" svg:height="0.727cm" svg:x="7.35cm" svg:y="10.306cm">
              <draw:text-box>
                <text:p text:style-name="P5"><text:span text:style-name="T5">Replica vBuckets for Group 1, and for Server 9, Group 2</text:span></text:p>
              </draw:text-box>
            </draw:frame>
          </draw:g>
          <draw:g>
            <draw:custom-shape draw:style-name="gr5" draw:text-style-name="P1" draw:layer="layout" svg:width="3.048cm" svg:height="1.27cm" svg:x="7.477cm" svg:y="13.192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frame draw:style-name="gr6" draw:text-style-name="P6" draw:layer="layout" svg:width="1.524cm" svg:height="0.508cm" svg:x="8.239cm" svg:y="13.227cm">
                  <draw:text-box>
                    <text:p text:style-name="P5"><text:span text:style-name="T3">Server 9</text:span></text:p>
                  </draw:text-box>
                </draw:frame>
                <draw:frame draw:style-name="gr6" draw:text-style-name="P7" draw:layer="layout" svg:width="2.921cm" svg:height="0.508cm" svg:x="7.604cm" svg:y="13.608cm">
                  <draw:text-box>
                    <text:p text:style-name="P5"><text:span text:style-name="T4">Active vBuckets, plus</text:span></text:p>
                  </draw:text-box>
                </draw:frame>
              </draw:g>
              <draw:frame draw:style-name="gr7" draw:text-style-name="P8" draw:layer="layout" svg:width="3.175cm" svg:height="0.727cm" svg:x="7.477cm" svg:y="13.862cm">
                <draw:text-box>
                  <text:p text:style-name="P5"><text:span text:style-name="T5">Replica vBuckets for Group 1</text:span></text:p>
                </draw:text-box>
              </draw:frame>
            </draw:g>
          </draw:g>
          <draw:g>
            <draw:custom-shape draw:style-name="gr10" draw:text-style-name="P1" draw:layer="layout" svg:width="3.048cm" svg:height="1.524cm" svg:x="7.477cm" svg:y="11.414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11.449cm">
              <draw:text-box>
                <text:p text:style-name="P5"><text:span text:style-name="T3">Server 8</text:span></text:p>
              </draw:text-box>
            </draw:frame>
            <draw:frame draw:style-name="gr6" draw:text-style-name="P7" draw:layer="layout" svg:width="2.921cm" svg:height="0.508cm" svg:x="7.604cm" svg:y="11.83cm">
              <draw:text-box>
                <text:p text:style-name="P5"><text:span text:style-name="T4">Active vBuckets, plus</text:span></text:p>
              </draw:text-box>
            </draw:frame>
            <draw:frame draw:style-name="gr7" draw:text-style-name="P8" draw:layer="layout" svg:width="3.302cm" svg:height="0.727cm" svg:x="7.35cm" svg:y="12.084cm">
              <draw:text-box>
                <text:p text:style-name="P5"><text:span text:style-name="T5">Replica vBuckets for Group 1, and for Server 9, Group 2</text:span></text:p>
              </draw:text-box>
            </draw:frame>
          </draw:g>
        </draw:g>
      </draw:page>
      <draw:page draw:name="page3" draw:style-name="dp1" draw:master-page-name="Default">
        <draw:custom-shape draw:style-name="gr8" draw:text-style-name="P1" draw:layer="layout" svg:width="9.271cm" svg:height="11.303cm" svg:x="2.397cm" svg:y="4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937cm" svg:height="0.962cm" svg:x="5.445cm" svg:y="14.897cm">
          <draw:text-box>
            <text:p><text:span text:style-name="T1">Couchbase Cluster</text:span> </text:p>
          </draw:text-box>
        </draw:frame>
        <draw:g>
          <draw:g>
            <draw:custom-shape draw:style-name="gr3" draw:text-style-name="P3" draw:layer="layout" svg:width="3.556cm" svg:height="7.112cm" svg:x="3.286cm" svg:y="5.191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.778cm" svg:height="0.621cm" svg:x="4.175cm" svg:y="5.318cm">
              <draw:text-box>
                <text:p><text:span text:style-name="T2">Group 1</text:span></text:p>
              </draw:text-box>
            </draw:frame>
            <draw:g>
              <draw:custom-shape draw:style-name="gr5" draw:text-style-name="P1" draw:layer="layout" svg:width="3.048cm" svg:height="1.27cm" svg:x="3.54cm" svg:y="5.953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5.988cm">
                    <draw:text-box>
                      <text:p text:style-name="P5"><text:span text:style-name="T3">Server 1</text:span></text:p>
                    </draw:text-box>
                  </draw:frame>
                  <draw:frame draw:style-name="gr6" draw:text-style-name="P7" draw:layer="layout" svg:width="2.921cm" svg:height="0.508cm" svg:x="3.667cm" svg:y="6.369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6.623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7.477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7.512cm">
                    <draw:text-box>
                      <text:p text:style-name="P5"><text:span text:style-name="T3">Server 2</text:span></text:p>
                    </draw:text-box>
                  </draw:frame>
                  <draw:frame draw:style-name="gr6" draw:text-style-name="P7" draw:layer="layout" svg:width="2.921cm" svg:height="0.508cm" svg:x="3.667cm" svg:y="7.893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8.147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9.001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9.036cm">
                    <draw:text-box>
                      <text:p text:style-name="P5"><text:span text:style-name="T3">Server 3</text:span></text:p>
                    </draw:text-box>
                  </draw:frame>
                  <draw:frame draw:style-name="gr6" draw:text-style-name="P7" draw:layer="layout" svg:width="2.921cm" svg:height="0.508cm" svg:x="3.667cm" svg:y="9.417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9.671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10.525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10.56cm">
                    <draw:text-box>
                      <text:p text:style-name="P5"><text:span text:style-name="T3">Server 4</text:span></text:p>
                    </draw:text-box>
                  </draw:frame>
                  <draw:frame draw:style-name="gr6" draw:text-style-name="P7" draw:layer="layout" svg:width="2.921cm" svg:height="0.508cm" svg:x="3.667cm" svg:y="10.941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11.195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</draw:g>
          <draw:custom-shape draw:style-name="gr11" draw:text-style-name="P9" draw:layer="layout" svg:width="2.794cm" svg:height="1.016cm" svg:x="3.667cm" svg:y="7.6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2" draw:text-style-name="P10" draw:layer="layout" svg:width="1.25cm" svg:height="0.187cm" draw:transform="rotate (0.785398163397448) translate (4.557cm 8.488cm)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0" draw:layer="layout" svg:width="1.25cm" svg:height="0.187cm" draw:transform="rotate (0.785398163397448) translate (4.556cm 8.489cm)">
              <text:p/>
              <draw:enhanced-geometry svg:viewBox="0 0 21600 21600" draw:mirror-horizontal="true" draw:type="rectangle" draw:enhanced-path="M 0 0 L 21600 0 21600 21600 0 21600 0 0 Z N"/>
            </draw:custom-shape>
          </draw:g>
        </draw:g>
        <draw:g>
          <draw:custom-shape draw:style-name="gr9" draw:text-style-name="P3" draw:layer="layout" svg:width="3.556cm" svg:height="9.652cm" svg:x="7.223cm" svg:y="5.19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778cm" svg:height="0.621cm" svg:x="8.112cm" svg:y="5.445cm">
            <draw:text-box>
              <text:p><text:span text:style-name="T2">Group 2</text:span></text:p>
            </draw:text-box>
          </draw:frame>
          <draw:g>
            <draw:custom-shape draw:style-name="gr13" draw:text-style-name="P1" draw:layer="layout" svg:width="3.048cm" svg:height="1.905cm" svg:x="7.477cm" svg:y="6.08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6.115cm">
              <draw:text-box>
                <text:p text:style-name="P5"><text:span text:style-name="T3">Server 5</text:span></text:p>
              </draw:text-box>
            </draw:frame>
            <draw:frame draw:style-name="gr6" draw:text-style-name="P7" draw:layer="layout" svg:width="2.921cm" svg:height="0.508cm" svg:x="7.604cm" svg:y="6.496cm">
              <draw:text-box>
                <text:p text:style-name="P5"><text:span text:style-name="T4">Active vBuckets, plus</text:span></text:p>
              </draw:text-box>
            </draw:frame>
            <draw:frame draw:style-name="gr6" draw:text-style-name="P8" draw:layer="layout" svg:width="3.302cm" svg:height="0.508cm" svg:x="7.35cm" svg:y="6.842cm">
              <draw:text-box>
                <text:p text:style-name="P5"><text:span text:style-name="T5">Replica vBuckets for Group 1, and</text:span></text:p>
              </draw:text-box>
            </draw:frame>
            <draw:frame draw:style-name="gr7" draw:text-style-name="P8" draw:layer="layout" svg:width="3.302cm" svg:height="0.727cm" svg:x="7.35cm" svg:y="7.223cm">
              <draw:text-box>
                <text:p text:style-name="P5"><text:span text:style-name="T5">Activated Replica vBuckets for Server 2, in Group 1</text:span></text:p>
              </draw:text-box>
            </draw:frame>
          </draw:g>
          <draw:g>
            <draw:custom-shape draw:style-name="gr13" draw:text-style-name="P1" draw:layer="layout" svg:width="3.048cm" svg:height="1.905cm" svg:x="7.477cm" svg:y="8.239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8.274cm">
              <draw:text-box>
                <text:p text:style-name="P5"><text:span text:style-name="T3">Server 6</text:span></text:p>
              </draw:text-box>
            </draw:frame>
            <draw:frame draw:style-name="gr6" draw:text-style-name="P7" draw:layer="layout" svg:width="2.921cm" svg:height="0.508cm" svg:x="7.604cm" svg:y="8.655cm">
              <draw:text-box>
                <text:p text:style-name="P5"><text:span text:style-name="T4">Active vBuckets, plus</text:span></text:p>
              </draw:text-box>
            </draw:frame>
            <draw:frame draw:style-name="gr6" draw:text-style-name="P8" draw:layer="layout" svg:width="3.302cm" svg:height="0.508cm" svg:x="7.35cm" svg:y="9.001cm">
              <draw:text-box>
                <text:p text:style-name="P5"><text:span text:style-name="T5">Replica vBuckets for Group 1, and</text:span></text:p>
              </draw:text-box>
            </draw:frame>
            <draw:frame draw:style-name="gr7" draw:text-style-name="P8" draw:layer="layout" svg:width="3.302cm" svg:height="0.727cm" svg:x="7.35cm" svg:y="9.382cm">
              <draw:text-box>
                <text:p text:style-name="P5"><text:span text:style-name="T5">Activated Replica vBuckets for Server 2, in Group 1</text:span></text:p>
              </draw:text-box>
            </draw:frame>
          </draw:g>
          <draw:g>
            <draw:custom-shape draw:style-name="gr13" draw:text-style-name="P1" draw:layer="layout" svg:width="3.048cm" svg:height="1.905cm" svg:x="7.477cm" svg:y="10.398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10.433cm">
              <draw:text-box>
                <text:p text:style-name="P5"><text:span text:style-name="T3">Server 7</text:span></text:p>
              </draw:text-box>
            </draw:frame>
            <draw:frame draw:style-name="gr6" draw:text-style-name="P7" draw:layer="layout" svg:width="2.921cm" svg:height="0.508cm" svg:x="7.604cm" svg:y="10.814cm">
              <draw:text-box>
                <text:p text:style-name="P5"><text:span text:style-name="T4">Active vBuckets, plus</text:span></text:p>
              </draw:text-box>
            </draw:frame>
            <draw:frame draw:style-name="gr6" draw:text-style-name="P8" draw:layer="layout" svg:width="3.302cm" svg:height="0.508cm" svg:x="7.35cm" svg:y="11.16cm">
              <draw:text-box>
                <text:p text:style-name="P5"><text:span text:style-name="T5">Replica vBuckets for Group 1, and</text:span></text:p>
              </draw:text-box>
            </draw:frame>
            <draw:frame draw:style-name="gr7" draw:text-style-name="P8" draw:layer="layout" svg:width="3.302cm" svg:height="0.727cm" svg:x="7.35cm" svg:y="11.541cm">
              <draw:text-box>
                <text:p text:style-name="P5"><text:span text:style-name="T5">Activated Replica vBuckets for Server 2, in Group 1</text:span></text:p>
              </draw:text-box>
            </draw:frame>
          </draw:g>
          <draw:g>
            <draw:custom-shape draw:style-name="gr13" draw:text-style-name="P1" draw:layer="layout" svg:width="3.048cm" svg:height="1.905cm" svg:x="7.477cm" svg:y="12.557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12.592cm">
              <draw:text-box>
                <text:p text:style-name="P5"><text:span text:style-name="T3">Server 8</text:span></text:p>
              </draw:text-box>
            </draw:frame>
            <draw:frame draw:style-name="gr6" draw:text-style-name="P7" draw:layer="layout" svg:width="2.921cm" svg:height="0.508cm" svg:x="7.604cm" svg:y="12.973cm">
              <draw:text-box>
                <text:p text:style-name="P5"><text:span text:style-name="T4">Active vBuckets, plus</text:span></text:p>
              </draw:text-box>
            </draw:frame>
            <draw:frame draw:style-name="gr6" draw:text-style-name="P8" draw:layer="layout" svg:width="3.302cm" svg:height="0.508cm" svg:x="7.35cm" svg:y="13.319cm">
              <draw:text-box>
                <text:p text:style-name="P5"><text:span text:style-name="T5">Replica vBuckets for Group 1, and</text:span></text:p>
              </draw:text-box>
            </draw:frame>
            <draw:frame draw:style-name="gr7" draw:text-style-name="P8" draw:layer="layout" svg:width="3.302cm" svg:height="0.727cm" svg:x="7.35cm" svg:y="13.7cm">
              <draw:text-box>
                <text:p text:style-name="P5"><text:span text:style-name="T5">Activated Replica vBuckets for Server 2, in Group 1</text:span></text:p>
              </draw:text-box>
            </draw:frame>
          </draw:g>
        </draw:g>
      </draw:page>
      <draw:page draw:name="page4" draw:style-name="dp1" draw:master-page-name="Default">
        <draw:custom-shape draw:style-name="gr14" draw:text-style-name="P1" draw:layer="layout" svg:width="9.017cm" svg:height="7.366cm" svg:x="2.524cm" svg:y="4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937cm" svg:height="0.962cm" svg:x="5.445cm" svg:y="10.833cm">
          <draw:text-box>
            <text:p><text:span text:style-name="T1">Couchbase Cluster</text:span> </text:p>
          </draw:text-box>
        </draw:frame>
        <draw:custom-shape draw:style-name="gr15" draw:text-style-name="P3" draw:layer="layout" svg:width="3.556cm" svg:height="5.588cm" svg:x="3.286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8cm" svg:height="0.621cm" svg:x="4.175cm" svg:y="5.445cm">
          <draw:text-box>
            <text:p><text:span text:style-name="T2">Group 1</text:span></text:p>
          </draw:text-box>
        </draw:frame>
        <draw:custom-shape draw:style-name="gr5" draw:text-style-name="P1" draw:layer="layout" svg:width="3.048cm" svg:height="1.27cm" svg:x="3.54cm" svg:y="6.0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2.794cm" svg:height="0.965cm" svg:x="3.667cm" svg:y="6.131cm">
          <draw:text-box>
            <text:p text:style-name="P5"><text:span text:style-name="T3">Server 1: Data Service</text:span></text:p>
          </draw:text-box>
        </draw:frame>
        <draw:frame draw:style-name="gr6" draw:text-style-name="P7" draw:layer="layout" svg:width="2.921cm" svg:height="0.508cm" svg:x="3.667cm" svg:y="6.512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3.54cm" svg:y="6.75cm">
          <draw:text-box>
            <text:p text:style-name="P5"><text:span text:style-name="T5">Replica vBuckets for Group 2</text:span></text:p>
          </draw:text-box>
        </draw:frame>
        <draw:custom-shape draw:style-name="gr5" draw:text-style-name="P1" draw:layer="layout" svg:width="3.048cm" svg:height="1.27cm" svg:x="3.54cm" svg:y="7.604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2.794cm" svg:height="0.489cm" svg:x="3.667cm" svg:y="7.604cm">
          <draw:text-box>
            <text:p text:style-name="P12"><text:span text:style-name="T3">Server 2: Data and</text:span></text:p>
          </draw:text-box>
        </draw:frame>
        <draw:frame draw:style-name="gr6" draw:text-style-name="P7" draw:layer="layout" svg:width="2.921cm" svg:height="0.508cm" svg:x="3.667cm" svg:y="8.188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3.54cm" svg:y="8.442cm">
          <draw:text-box>
            <text:p text:style-name="P5"><text:span text:style-name="T5">Replica vBuckets for Group 2</text:span></text:p>
          </draw:text-box>
        </draw:frame>
        <draw:custom-shape draw:style-name="gr18" draw:text-style-name="P14" draw:layer="layout" svg:width="3.048cm" svg:height="1.27cm" svg:x="3.54cm" svg:y="9.12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2.794cm" svg:height="0.727cm" svg:x="3.667cm" svg:y="9.163cm">
          <draw:text-box>
            <text:p text:style-name="P5"><text:span text:style-name="T3">Server 3: Index Service</text:span></text:p>
          </draw:text-box>
        </draw:frame>
        <draw:frame draw:style-name="gr6" draw:text-style-name="P7" draw:layer="layout" svg:width="2.921cm" svg:height="0.508cm" svg:x="3.667cm" svg:y="9.544cm">
          <draw:text-box>
            <text:p text:style-name="P5"><text:span text:style-name="T4">Index-A, Index-Replica-B</text:span></text:p>
          </draw:text-box>
        </draw:frame>
        <draw:custom-shape draw:style-name="gr15" draw:text-style-name="P3" draw:layer="layout" svg:width="3.556cm" svg:height="5.588cm" svg:x="7.223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8cm" svg:height="0.621cm" svg:x="8.112cm" svg:y="5.445cm">
          <draw:text-box>
            <text:p><text:span text:style-name="T2">Group 2</text:span></text:p>
          </draw:text-box>
        </draw:frame>
        <draw:custom-shape draw:style-name="gr5" draw:text-style-name="P1" draw:layer="layout" svg:width="3.048cm" svg:height="1.27cm" svg:x="7.477cm" svg:y="6.0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604cm" svg:y="6.131cm">
          <draw:text-box>
            <text:p text:style-name="P5"><text:span text:style-name="T3">Server 4: Data Service</text:span></text:p>
          </draw:text-box>
        </draw:frame>
        <draw:frame draw:style-name="gr6" draw:text-style-name="P7" draw:layer="layout" svg:width="2.921cm" svg:height="0.508cm" svg:x="7.604cm" svg:y="6.512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7.477cm" svg:y="6.75cm">
          <draw:text-box>
            <text:p text:style-name="P5"><text:span text:style-name="T5">Replica vBuckets for Group 1</text:span></text:p>
          </draw:text-box>
        </draw:frame>
        <draw:custom-shape draw:style-name="gr5" draw:text-style-name="P1" draw:layer="layout" svg:width="3.048cm" svg:height="1.27cm" svg:x="7.477cm" svg:y="7.604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921cm" svg:height="0.45cm" svg:x="7.604cm" svg:y="8.188cm">
          <draw:text-box>
            <text:p text:style-name="P5"><text:span text:style-name="T4">Active vBuckets, plus</text:span></text:p>
          </draw:text-box>
        </draw:frame>
        <draw:frame draw:style-name="gr20" draw:text-style-name="P8" draw:layer="layout" svg:width="3.175cm" svg:height="0.635cm" svg:x="7.477cm" svg:y="8.442cm">
          <draw:text-box>
            <text:p text:style-name="P5"><text:span text:style-name="T5">Replica vBuckets for Group 1</text:span></text:p>
          </draw:text-box>
        </draw:frame>
        <draw:custom-shape draw:style-name="gr21" draw:text-style-name="P3" draw:layer="layout" svg:width="3.048cm" svg:height="1.27cm" svg:x="7.477cm" svg:y="9.12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604cm" svg:y="9.163cm">
          <draw:text-box>
            <text:p text:style-name="P5"><text:span text:style-name="T3">Server 6: Index Service</text:span></text:p>
          </draw:text-box>
        </draw:frame>
        <draw:frame draw:style-name="gr6" draw:text-style-name="P7" draw:layer="layout" svg:width="2.921cm" svg:height="0.508cm" svg:x="7.604cm" svg:y="9.544cm">
          <draw:text-box>
            <text:p text:style-name="P5"><text:span text:style-name="T4">Index-B, Index-Replica-A</text:span></text:p>
          </draw:text-box>
        </draw:frame>
        <draw:frame draw:style-name="gr17" draw:text-style-name="P13" draw:layer="layout" svg:width="2.794cm" svg:height="0.489cm" svg:x="3.667cm" svg:y="7.858cm">
          <draw:text-box>
            <text:p text:style-name="P12"><text:span text:style-name="T3">Query Services</text:span></text:p>
          </draw:text-box>
        </draw:frame>
        <draw:frame draw:style-name="gr17" draw:text-style-name="P13" draw:layer="layout" svg:width="2.794cm" svg:height="0.489cm" svg:x="7.604cm" svg:y="7.604cm">
          <draw:text-box>
            <text:p text:style-name="P12"><text:span text:style-name="T3">Server 5: Data and</text:span></text:p>
          </draw:text-box>
        </draw:frame>
        <draw:frame draw:style-name="gr17" draw:text-style-name="P13" draw:layer="layout" svg:width="2.794cm" svg:height="0.489cm" svg:x="7.604cm" svg:y="7.858cm">
          <draw:text-box>
            <text:p text:style-name="P12"><text:span text:style-name="T3">Query Services</text:span></text:p>
          </draw:text-box>
        </draw:frame>
      </draw:page>
      <draw:page draw:name="page5" draw:style-name="dp1" draw:master-page-name="Default">
        <draw:custom-shape draw:style-name="gr14" draw:text-style-name="P1" draw:layer="layout" svg:width="9.017cm" svg:height="7.366cm" svg:x="2.524cm" svg:y="4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937cm" svg:height="0.962cm" svg:x="5.445cm" svg:y="10.833cm">
          <draw:text-box>
            <text:p><text:span text:style-name="T1">Couchbase Cluster</text:span> </text:p>
          </draw:text-box>
        </draw:frame>
        <draw:custom-shape draw:style-name="gr15" draw:text-style-name="P3" draw:layer="layout" svg:width="3.556cm" svg:height="5.588cm" svg:x="3.286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8cm" svg:height="0.621cm" svg:x="4.175cm" svg:y="5.445cm">
          <draw:text-box>
            <text:p><text:span text:style-name="T2">Group 1</text:span></text:p>
          </draw:text-box>
        </draw:frame>
        <draw:custom-shape draw:style-name="gr5" draw:text-style-name="P1" draw:layer="layout" svg:width="3.048cm" svg:height="1.27cm" svg:x="3.54cm" svg:y="6.0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2.794cm" svg:height="0.965cm" svg:x="3.667cm" svg:y="6.131cm">
          <draw:text-box>
            <text:p text:style-name="P5"><text:span text:style-name="T3">Server 1: Data Service</text:span></text:p>
          </draw:text-box>
        </draw:frame>
        <draw:frame draw:style-name="gr6" draw:text-style-name="P7" draw:layer="layout" svg:width="2.921cm" svg:height="0.508cm" svg:x="3.667cm" svg:y="6.512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3.54cm" svg:y="6.75cm">
          <draw:text-box>
            <text:p text:style-name="P5"><text:span text:style-name="T5">Replica vBuckets for Group 2</text:span></text:p>
          </draw:text-box>
        </draw:frame>
        <draw:custom-shape draw:style-name="gr5" draw:text-style-name="P1" draw:layer="layout" svg:width="3.048cm" svg:height="1.27cm" svg:x="3.54cm" svg:y="7.604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2.794cm" svg:height="0.489cm" svg:x="3.667cm" svg:y="7.604cm">
          <draw:text-box>
            <text:p text:style-name="P12"><text:span text:style-name="T3">Server 2: Data and</text:span></text:p>
          </draw:text-box>
        </draw:frame>
        <draw:frame draw:style-name="gr6" draw:text-style-name="P7" draw:layer="layout" svg:width="2.921cm" svg:height="0.508cm" svg:x="3.667cm" svg:y="8.188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3.54cm" svg:y="8.442cm">
          <draw:text-box>
            <text:p text:style-name="P5"><text:span text:style-name="T5">Replica vBuckets for Group 2</text:span></text:p>
          </draw:text-box>
        </draw:frame>
        <draw:custom-shape draw:style-name="gr18" draw:text-style-name="P14" draw:layer="layout" svg:width="3.048cm" svg:height="1.27cm" svg:x="3.54cm" svg:y="9.12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2.794cm" svg:height="0.727cm" svg:x="3.667cm" svg:y="9.163cm">
          <draw:text-box>
            <text:p text:style-name="P5"><text:span text:style-name="T3">Server 3: Index Service</text:span></text:p>
          </draw:text-box>
        </draw:frame>
        <draw:frame draw:style-name="gr6" draw:text-style-name="P7" draw:layer="layout" svg:width="2.921cm" svg:height="0.649cm" svg:x="3.667cm" svg:y="9.544cm">
          <draw:text-box>
            <text:p text:style-name="P5"><text:span text:style-name="T4">Index-A, Index-C, </text:span></text:p>
            <text:p text:style-name="P5"><text:span text:style-name="T4">Index-Replica-B</text:span></text:p>
          </draw:text-box>
        </draw:frame>
        <draw:custom-shape draw:style-name="gr15" draw:text-style-name="P3" draw:layer="layout" svg:width="3.556cm" svg:height="5.588cm" svg:x="7.223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8cm" svg:height="0.621cm" svg:x="8.112cm" svg:y="5.445cm">
          <draw:text-box>
            <text:p><text:span text:style-name="T2">Group 2</text:span></text:p>
          </draw:text-box>
        </draw:frame>
        <draw:custom-shape draw:style-name="gr5" draw:text-style-name="P1" draw:layer="layout" svg:width="3.048cm" svg:height="1.27cm" svg:x="7.477cm" svg:y="6.0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604cm" svg:y="6.131cm">
          <draw:text-box>
            <text:p text:style-name="P5"><text:span text:style-name="T3">Server 4: Data Service</text:span></text:p>
          </draw:text-box>
        </draw:frame>
        <draw:frame draw:style-name="gr6" draw:text-style-name="P7" draw:layer="layout" svg:width="2.921cm" svg:height="0.508cm" svg:x="7.604cm" svg:y="6.512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7.477cm" svg:y="6.75cm">
          <draw:text-box>
            <text:p text:style-name="P5"><text:span text:style-name="T5">Replica vBuckets for Group 1</text:span></text:p>
          </draw:text-box>
        </draw:frame>
        <draw:custom-shape draw:style-name="gr5" draw:text-style-name="P1" draw:layer="layout" svg:width="3.048cm" svg:height="1.27cm" svg:x="7.477cm" svg:y="7.604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921cm" svg:height="0.45cm" svg:x="7.604cm" svg:y="8.188cm">
          <draw:text-box>
            <text:p text:style-name="P5"><text:span text:style-name="T4">Active vBuckets, plus</text:span></text:p>
          </draw:text-box>
        </draw:frame>
        <draw:frame draw:style-name="gr20" draw:text-style-name="P8" draw:layer="layout" svg:width="3.175cm" svg:height="0.635cm" svg:x="7.477cm" svg:y="8.442cm">
          <draw:text-box>
            <text:p text:style-name="P5"><text:span text:style-name="T5">Replica vBuckets for Group 1</text:span></text:p>
          </draw:text-box>
        </draw:frame>
        <draw:custom-shape draw:style-name="gr21" draw:text-style-name="P3" draw:layer="layout" svg:width="3.048cm" svg:height="1.27cm" svg:x="7.477cm" svg:y="9.12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604cm" svg:y="9.163cm">
          <draw:text-box>
            <text:p text:style-name="P5"><text:span text:style-name="T3">Server 6: Index Service</text:span></text:p>
          </draw:text-box>
        </draw:frame>
        <draw:frame draw:style-name="gr6" draw:text-style-name="P7" draw:layer="layout" svg:width="2.921cm" svg:height="0.848cm" svg:x="7.604cm" svg:y="9.509cm">
          <draw:text-box>
            <text:p text:style-name="P5"><text:span text:style-name="T4">Index-B, Index-Replica-A, Index-Replica-C-1,</text:span></text:p>
            <text:p text:style-name="P5"><text:span text:style-name="T4">Index-Replica-C-2</text:span></text:p>
          </draw:text-box>
        </draw:frame>
        <draw:frame draw:style-name="gr17" draw:text-style-name="P13" draw:layer="layout" svg:width="2.794cm" svg:height="0.489cm" svg:x="3.667cm" svg:y="7.858cm">
          <draw:text-box>
            <text:p text:style-name="P12"><text:span text:style-name="T3">Query Services</text:span></text:p>
          </draw:text-box>
        </draw:frame>
        <draw:frame draw:style-name="gr17" draw:text-style-name="P13" draw:layer="layout" svg:width="2.794cm" svg:height="0.489cm" svg:x="7.604cm" svg:y="7.604cm">
          <draw:text-box>
            <text:p text:style-name="P12"><text:span text:style-name="T3">Server 5: Data and</text:span></text:p>
          </draw:text-box>
        </draw:frame>
        <draw:frame draw:style-name="gr17" draw:text-style-name="P13" draw:layer="layout" svg:width="2.794cm" svg:height="0.489cm" svg:x="7.604cm" svg:y="7.858cm">
          <draw:text-box>
            <text:p text:style-name="P12"><text:span text:style-name="T3">Query Services</text:span></text:p>
          </draw:text-box>
        </draw:frame>
      </draw:page>
      <draw:page draw:name="page6" draw:style-name="dp1" draw:master-page-name="Default">
        <draw:custom-shape draw:style-name="gr14" draw:text-style-name="P1" draw:layer="layout" svg:width="9.017cm" svg:height="7.366cm" svg:x="2.524cm" svg:y="4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937cm" svg:height="0.962cm" svg:x="5.445cm" svg:y="10.833cm">
          <draw:text-box>
            <text:p><text:span text:style-name="T1">Couchbase Cluster</text:span> </text:p>
          </draw:text-box>
        </draw:frame>
        <draw:custom-shape draw:style-name="gr15" draw:text-style-name="P3" draw:layer="layout" svg:width="3.556cm" svg:height="5.588cm" svg:x="3.286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8cm" svg:height="0.621cm" svg:x="4.175cm" svg:y="5.445cm">
          <draw:text-box>
            <text:p><text:span text:style-name="T2">Group 1</text:span></text:p>
          </draw:text-box>
        </draw:frame>
        <draw:custom-shape draw:style-name="gr5" draw:text-style-name="P1" draw:layer="layout" svg:width="3.048cm" svg:height="1.27cm" svg:x="3.54cm" svg:y="6.0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2.794cm" svg:height="0.965cm" svg:x="3.667cm" svg:y="6.131cm">
          <draw:text-box>
            <text:p text:style-name="P5"><text:span text:style-name="T3">Server 1: Data Service</text:span></text:p>
          </draw:text-box>
        </draw:frame>
        <draw:frame draw:style-name="gr6" draw:text-style-name="P7" draw:layer="layout" svg:width="2.921cm" svg:height="0.508cm" svg:x="3.667cm" svg:y="6.512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3.54cm" svg:y="6.75cm">
          <draw:text-box>
            <text:p text:style-name="P5"><text:span text:style-name="T5">Replica vBuckets for Group 2</text:span></text:p>
          </draw:text-box>
        </draw:frame>
        <draw:custom-shape draw:style-name="gr5" draw:text-style-name="P1" draw:layer="layout" svg:width="3.048cm" svg:height="1.27cm" svg:x="3.54cm" svg:y="7.604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2.794cm" svg:height="0.489cm" svg:x="3.667cm" svg:y="7.604cm">
          <draw:text-box>
            <text:p text:style-name="P12"><text:span text:style-name="T3">Server 2: Data and</text:span></text:p>
          </draw:text-box>
        </draw:frame>
        <draw:frame draw:style-name="gr6" draw:text-style-name="P7" draw:layer="layout" svg:width="2.921cm" svg:height="0.508cm" svg:x="3.667cm" svg:y="8.188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3.54cm" svg:y="8.442cm">
          <draw:text-box>
            <text:p text:style-name="P5"><text:span text:style-name="T5">Replica vBuckets for Group 2</text:span></text:p>
          </draw:text-box>
        </draw:frame>
        <draw:custom-shape draw:style-name="gr18" draw:text-style-name="P14" draw:layer="layout" svg:width="3.048cm" svg:height="1.27cm" svg:x="3.54cm" svg:y="9.12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2.794cm" svg:height="0.727cm" svg:x="3.667cm" svg:y="9.163cm">
          <draw:text-box>
            <text:p text:style-name="P5"><text:span text:style-name="T3">Server 3: Index Service</text:span></text:p>
          </draw:text-box>
        </draw:frame>
        <draw:frame draw:style-name="gr6" draw:text-style-name="P7" draw:layer="layout" svg:width="2.921cm" svg:height="0.848cm" svg:x="3.667cm" svg:y="9.544cm">
          <draw:text-box>
            <text:p text:style-name="P5"><text:span text:style-name="T4">Index-A, Index-C,</text:span></text:p>
            <text:p text:style-name="P5"><text:span text:style-name="T4">Index-Replica-B,</text:span></text:p>
            <text:p text:style-name="P5"><text:span text:style-name="T4">Index-Replica-C-1</text:span></text:p>
          </draw:text-box>
        </draw:frame>
        <draw:custom-shape draw:style-name="gr15" draw:text-style-name="P3" draw:layer="layout" svg:width="3.556cm" svg:height="5.588cm" svg:x="7.223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8cm" svg:height="0.621cm" svg:x="8.112cm" svg:y="5.445cm">
          <draw:text-box>
            <text:p><text:span text:style-name="T2">Group 2</text:span></text:p>
          </draw:text-box>
        </draw:frame>
        <draw:custom-shape draw:style-name="gr5" draw:text-style-name="P1" draw:layer="layout" svg:width="3.048cm" svg:height="1.27cm" svg:x="7.477cm" svg:y="6.0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604cm" svg:y="6.131cm">
          <draw:text-box>
            <text:p text:style-name="P5"><text:span text:style-name="T3">Server 4: Data Service</text:span></text:p>
          </draw:text-box>
        </draw:frame>
        <draw:frame draw:style-name="gr6" draw:text-style-name="P7" draw:layer="layout" svg:width="2.921cm" svg:height="0.508cm" svg:x="7.604cm" svg:y="6.512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7.477cm" svg:y="6.75cm">
          <draw:text-box>
            <text:p text:style-name="P5"><text:span text:style-name="T5">Replica vBuckets for Group 1</text:span></text:p>
          </draw:text-box>
        </draw:frame>
        <draw:custom-shape draw:style-name="gr5" draw:text-style-name="P1" draw:layer="layout" svg:width="3.048cm" svg:height="1.27cm" svg:x="7.477cm" svg:y="7.604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921cm" svg:height="0.45cm" svg:x="7.604cm" svg:y="8.188cm">
          <draw:text-box>
            <text:p text:style-name="P5"><text:span text:style-name="T4">Active vBuckets, plus</text:span></text:p>
          </draw:text-box>
        </draw:frame>
        <draw:frame draw:style-name="gr20" draw:text-style-name="P8" draw:layer="layout" svg:width="3.175cm" svg:height="0.635cm" svg:x="7.477cm" svg:y="8.442cm">
          <draw:text-box>
            <text:p text:style-name="P5"><text:span text:style-name="T5">Replica vBuckets for Group 1</text:span></text:p>
          </draw:text-box>
        </draw:frame>
        <draw:custom-shape draw:style-name="gr21" draw:text-style-name="P3" draw:layer="layout" svg:width="3.048cm" svg:height="1.27cm" svg:x="7.477cm" svg:y="9.12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604cm" svg:y="9.163cm">
          <draw:text-box>
            <text:p text:style-name="P5"><text:span text:style-name="T3">Server 6: Index Service</text:span></text:p>
          </draw:text-box>
        </draw:frame>
        <draw:frame draw:style-name="gr6" draw:text-style-name="P7" draw:layer="layout" svg:width="2.921cm" svg:height="0.649cm" svg:x="7.604cm" svg:y="9.544cm">
          <draw:text-box>
            <text:p text:style-name="P5"><text:span text:style-name="T4">Index-B, Index-Replica-A,</text:span></text:p>
            <text:p text:style-name="P5"><text:span text:style-name="T4">Index-Replica-C-2</text:span></text:p>
          </draw:text-box>
        </draw:frame>
        <draw:frame draw:style-name="gr17" draw:text-style-name="P13" draw:layer="layout" svg:width="2.794cm" svg:height="0.489cm" svg:x="3.667cm" svg:y="7.858cm">
          <draw:text-box>
            <text:p text:style-name="P12"><text:span text:style-name="T3">Query Services</text:span></text:p>
          </draw:text-box>
        </draw:frame>
        <draw:frame draw:style-name="gr17" draw:text-style-name="P13" draw:layer="layout" svg:width="2.794cm" svg:height="0.489cm" svg:x="7.604cm" svg:y="7.604cm">
          <draw:text-box>
            <text:p text:style-name="P12"><text:span text:style-name="T3">Server 5: Data and</text:span></text:p>
          </draw:text-box>
        </draw:frame>
        <draw:frame draw:style-name="gr17" draw:text-style-name="P13" draw:layer="layout" svg:width="2.794cm" svg:height="0.489cm" svg:x="7.604cm" svg:y="7.858cm">
          <draw:text-box>
            <text:p text:style-name="P12"><text:span text:style-name="T3">Query Servic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6-18T10:21:55.073319000</meta:creation-date>
    <dc:date>2020-07-08T14:11:21.769743219</dc:date>
    <meta:editing-duration>P9DT23H24M52S</meta:editing-duration>
    <meta:editing-cycles>13</meta:editing-cycles>
    <meta:generator>LibreOffice/6.4.5.2$MacOSX_X86_64 LibreOffice_project/a726b36747cf2001e06b58ad5db1aa3a9a1872d6</meta:generator>
    <meta:document-statistic meta:object-count="283"/>
  </office:meta>
</office:document-meta>
</file>